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925cm" fo:min-width="14.74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6.735cm" fo:min-width="9.152cm"/>
    </style:style>
    <style:style style:name="gr3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1.14cm" fo:min-width="1.098cm"/>
    </style:style>
    <style:style style:name="gr4" style:family="graphic" style:parent-style-name="standard">
      <style:graphic-properties draw:stroke="none" svg:stroke-color="#000000" draw:fill="none" draw:fill-color="#ffffff" fo:min-height="2.368cm"/>
    </style:style>
    <style:style style:name="gr5" style:family="graphic" style:parent-style-name="standard">
      <style:graphic-properties draw:stroke="none" svg:stroke-color="#000000" draw:fill="none" draw:fill-color="#ffffff" fo:min-height="1.576cm"/>
    </style:style>
    <style:style style:name="gr6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1.14cm" fo:min-width="1.098cm"/>
    </style:style>
    <style:style style:name="gr7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1.14cm" fo:min-width="1.098cm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99ff66" draw:textarea-horizontal-align="justify" draw:textarea-vertical-align="middle" draw:auto-grow-height="false" fo:min-height="1.14cm" fo:min-width="1.098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2.36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14cm" fo:min-width="1.09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3333"/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text-properties fo:font-size="60pt" style:font-size-asian="60pt" style:font-size-complex="6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text-properties fo:font-size="40pt" style:font-size-asian="40pt" style:font-size-complex="40pt"/>
    </style:style>
    <style:style style:name="P7" style:family="paragraph">
      <loext:graphic-properties draw:fill="solid" draw:fill-color="#99ff66"/>
      <style:paragraph-properties fo:text-align="center"/>
    </style:style>
    <style:style style:name="P8" style:family="paragraph">
      <loext:graphic-properties draw:fill="solid" draw:fill-color="#6666ff"/>
      <style:paragraph-properties fo:text-align="center"/>
    </style:style>
    <style:style style:name="P9" style:family="paragraph">
      <loext:graphic-properties draw:fill="none" draw:fill-color="#ffffff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0" style:family="paragraph">
      <loext:graphic-properties draw:fill="solid" draw:fill-color="#99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Microsoft YaHei" style:font-size-asian="60pt" style:font-style-asian="normal" style:font-weight-asian="normal" style:font-name-complex="Mangal" style:font-size-complex="6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text-properties fo:color="#ffffff" fo:font-size="60pt" style:font-size-asian="60pt" style:font-size-complex="60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Microsoft YaHei" style:font-size-asian="60pt" style:font-style-asian="normal" style:font-weight-asian="normal" style:font-name-complex="Mangal" style:font-size-complex="6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3.175cm" svg:x="1.27cm" svg:y="17.6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6.985cm" svg:x="2.159cm" svg:y="2.03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2" draw:layer="layout" svg:width="2.54cm" svg:height="2.21cm" draw:transform="rotate (-0.523598775598299) translate (3.264cm 2.013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1.921cm" svg:height="2.618cm" svg:x="2.757cm" svg:y="2.3cm">
              <draw:text-box>
                <text:p text:style-name="P3">C</text:p>
              </draw:text-box>
            </draw:frame>
            <draw:frame draw:style-name="gr5" draw:text-style-name="P6" draw:layer="layout" svg:width="6.985cm" svg:height="1.826cm" svg:x="4.805cm" svg:y="2.65cm">
              <draw:text-box>
                <text:p text:style-name="P5">ommunity</text:p>
              </draw:text-box>
            </draw:frame>
          </draw:g>
          <draw:g>
            <draw:custom-shape draw:style-name="gr6" draw:text-style-name="P7" draw:layer="layout" svg:width="2.54cm" svg:height="2.21cm" draw:transform="rotate (-0.523598775598299) translate (4.361cm 3.922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1.921cm" svg:height="2.618cm" svg:x="3.854cm" svg:y="4.209cm">
              <draw:text-box>
                <text:p text:style-name="P3">G</text:p>
              </draw:text-box>
            </draw:frame>
            <draw:frame draw:style-name="gr5" draw:text-style-name="P6" draw:layer="layout" svg:width="5.154cm" svg:height="1.826cm" svg:x="5.902cm" svg:y="4.559cm">
              <draw:text-box>
                <text:p text:style-name="P5">eodesy</text:p>
              </draw:text-box>
            </draw:frame>
          </draw:g>
          <draw:g>
            <draw:custom-shape draw:style-name="gr7" draw:text-style-name="P8" draw:layer="layout" svg:width="2.54cm" svg:height="2.21cm" draw:transform="rotate (-0.523598775598299) translate (5.461cm 5.833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1.921cm" svg:height="2.618cm" svg:x="5.028cm" svg:y="6.12cm">
              <draw:text-box>
                <text:p text:style-name="P3">S</text:p>
              </draw:text-box>
            </draw:frame>
            <draw:frame draw:style-name="gr5" draw:text-style-name="P6" draw:layer="layout" svg:width="4.312cm" svg:height="1.826cm" svg:x="7.076cm" svg:y="6.47cm">
              <draw:text-box>
                <text:p text:style-name="P5">ystem</text:p>
              </draw:text-box>
            </draw:frame>
          </draw:g>
        </draw:g>
        <draw:g>
          <draw:frame draw:style-name="gr5" draw:text-style-name="P9" draw:layer="layout" svg:width="8.001cm" svg:height="1.826cm" svg:x="1.27cm" svg:y="18.367cm">
            <draw:text-box>
              <text:p><text:span text:style-name="T1">Powered by</text:span></text:p>
            </draw:text-box>
          </draw:frame>
          <draw:g>
            <draw:custom-shape draw:style-name="gr3" draw:text-style-name="P2" draw:layer="layout" svg:width="2.54cm" svg:height="2.21cm" draw:transform="rotate (-0.523598775598299) translate (10.012cm 17.653cm)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1.921cm" svg:height="2.618cm" svg:x="9.505cm" svg:y="17.94cm">
              <draw:text-box>
                <text:p><text:span text:style-name="T2">C</text:span></text:p>
              </draw:text-box>
            </draw:frame>
          </draw:g>
          <draw:g>
            <draw:custom-shape draw:style-name="gr7" draw:text-style-name="P8" draw:layer="layout" svg:width="2.54cm" svg:height="2.21cm" draw:transform="rotate (-0.523598775598299) translate (14.396cm 17.653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1.921cm" svg:height="2.618cm" svg:x="13.963cm" svg:y="17.94cm">
              <draw:text-box>
                <text:p><text:span text:style-name="T2">S</text:span></text:p>
              </draw:text-box>
            </draw:frame>
          </draw:g>
          <draw:g>
            <draw:custom-shape draw:style-name="gr8" draw:text-style-name="P10" draw:layer="layout" svg:width="2.54cm" svg:height="2.21cm" draw:transform="rotate (-0.523598775598299) translate (12.194cm 17.653cm)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9" draw:text-style-name="P12" draw:layer="layout" svg:width="1.921cm" svg:height="2.618cm" svg:x="11.687cm" svg:y="17.94cm">
              <draw:text-box>
                <text:p text:style-name="P11"><text:span text:style-name="T3">G</text:span></text:p>
              </draw:text-box>
            </draw:frame>
          </draw:g>
        </draw:g>
        <draw:g>
          <draw:custom-shape draw:style-name="gr10" draw:text-style-name="P13" draw:layer="layout" svg:width="2.54cm" svg:height="2.21cm" draw:transform="rotate (-0.523598775598299) translate (2.963cm 9.643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14" draw:layer="layout" svg:width="1.921cm" svg:height="2.618cm" svg:x="2.53cm" svg:y="9.93cm">
            <draw:text-box>
              <text:p><text:span text:style-name="T4">X</text:span></text:p>
            </draw:text-box>
          </draw:frame>
          <draw:frame draw:style-name="gr5" draw:text-style-name="P6" draw:layer="layout" svg:width="4.82cm" svg:height="1.826cm" svg:x="4.578cm" svg:y="10.28cm">
            <draw:text-box>
              <text:p><text:span text:style-name="T5">tended</text:span></text:p>
            </draw:text-box>
          </draw:frame>
        </draw:g>
        <draw:g>
          <draw:custom-shape draw:style-name="gr10" draw:text-style-name="P13" draw:layer="layout" svg:width="2.54cm" svg:height="2.21cm" draw:transform="rotate (-0.523598775598299) translate (3.01cm 13.208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14" draw:layer="layout" svg:width="1.921cm" svg:height="2.618cm" svg:x="2.503cm" svg:y="13.495cm">
            <draw:text-box>
              <text:p><text:span text:style-name="T4">C</text:span></text:p>
            </draw:text-box>
          </draw:frame>
          <draw:frame draw:style-name="gr5" draw:text-style-name="P6" draw:layer="layout" svg:width="5.969cm" svg:height="1.826cm" svg:x="4.551cm" svg:y="13.845cm">
            <draw:text-box>
              <text:p><text:span text:style-name="T5">ontinued</text:span></text:p>
            </draw:text-box>
          </draw:frame>
        </draw:g>
        <draw:g>
          <draw:custom-shape draw:style-name="gr10" draw:text-style-name="P13" draw:layer="layout" svg:width="2.54cm" svg:height="2.21cm" draw:transform="rotate (-0.523598775598299) translate (17.231cm 20.057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14" draw:layer="layout" svg:width="1.921cm" svg:height="2.618cm" svg:x="16.724cm" svg:y="20.344cm">
            <draw:text-box>
              <text:p><text:span text:style-name="T4">C</text:span></text:p>
            </draw:text-box>
          </draw:frame>
        </draw:g>
        <draw:g>
          <draw:custom-shape draw:style-name="gr10" draw:text-style-name="P13" draw:layer="layout" svg:width="2.54cm" svg:height="2.21cm" draw:transform="rotate (-0.523598775598299) translate (17.358cm 15.367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14" draw:layer="layout" svg:width="1.921cm" svg:height="2.618cm" svg:x="16.925cm" svg:y="15.654cm">
            <draw:text-box>
              <text:p><text:span text:style-name="T4">X</text:span></text:p>
            </draw:text-box>
          </draw:frame>
        </draw:g>
        <draw:g>
          <draw:custom-shape draw:style-name="gr10" draw:text-style-name="P13" draw:layer="layout" svg:width="2.54cm" svg:height="2.21cm" draw:transform="rotate (-0.523598775598299) translate (11.413cm 9.271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14" draw:layer="layout" svg:width="1.921cm" svg:height="2.618cm" svg:x="10.906cm" svg:y="9.558cm">
            <draw:text-box>
              <text:p><text:span text:style-name="T4">O</text:span></text:p>
            </draw:text-box>
          </draw:frame>
          <draw:frame draw:style-name="gr5" draw:text-style-name="P6" draw:layer="layout" svg:width="3.81cm" svg:height="1.826cm" svg:x="12.954cm" svg:y="9.908cm">
            <draw:text-box>
              <text:p><text:span text:style-name="T5">blate</text:span></text:p>
            </draw:text-box>
          </draw:frame>
        </draw:g>
        <draw:g>
          <draw:custom-shape draw:style-name="gr10" draw:text-style-name="P13" draw:layer="layout" svg:width="2.54cm" svg:height="2.21cm" draw:transform="rotate (-0.523598775598299) translate (14.461cm 22.479cm)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14" draw:layer="layout" svg:width="1.921cm" svg:height="2.618cm" svg:x="13.954cm" svg:y="22.766cm">
            <draw:text-box>
              <text:p><text:span text:style-name="T4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1.016cm" fo:margin-right="1.01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4:38:06.266000000</meta:creation-date>
    <dc:date>2015-03-03T21:42:49.942000000</dc:date>
    <meta:editing-duration>PT58M35S</meta:editing-duration>
    <meta:editing-cycles>18</meta:editing-cycles>
    <meta:generator>LibreOffice/4.4.0.3$Windows_x86 LibreOffice_project/de093506bcdc5fafd9023ee680b8c60e3e0645d7</meta:generator>
    <meta:document-statistic meta:object-count="47"/>
  </office:meta>
</office:document-meta>
</file>